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💿 Instalación de Linux Mint 22 “Wilma” (Cinnamon) en VirtualBox 7.1.10 <text:s/></text:p>
      <text:p text:style-name="Standard">*Sin cuenta en línea – usuario local “curso” / contraseña “qwerty”*</text:p>
      <text:p text:style-name="Standard"/>
      <text:p text:style-name="Standard">🎯 Objetivo <text:s/></text:p>
      <text:p text:style-name="Standard">Obtener una máquina virtual funcional con Linux Mint 22 Cinnamon instalado desde la ISO oficial, configurado con **cuenta local únicamente** (sin conexión a servicios en la nube), cuyo nombre de usuario será **curso** y contraseña **qwerty**.</text:p>
      <text:p text:style-name="Standard"/>
      <text:p text:style-name="Standard">⚠️ Prerequisitos <text:s/></text:p>
      <text:p text:style-name="Standard">• VirtualBox 7.1.10 + Extension Pack instalado. <text:s/></text:p>
      <text:p text:style-name="Standard">• CPU con virtualización activada (VT-x/AMD-V). <text:s/></text:p>
      <text:p text:style-name="Standard">• 4 GB RAM física mínima; 25 GB de espacio libre en disco. <text:s/></text:p>
      <text:p text:style-name="Standard">• Acceso a Internet **solo en el host** para descargar la ISO.</text:p>
      <text:p text:style-name="Standard"/>
      <text:p text:style-name="Standard">📚 Ficheros oficiales <text:s/></text:p>
      <text:p text:style-name="Standard">• ISO Cinnamon 64-bit: <text:s/></text:p>
      <text:p text:style-name="Standard"><text:s text:c="2"/>https://mirror.csclub.uwaterloo.ca/linuxmint/stable/22/linuxmint-22-cinnamon-64bit.iso <text:s/></text:p>
      <text:p text:style-name="Standard">• Checksum: <text:s/></text:p>
      <text:p text:style-name="Standard"><text:s text:c="2"/>https://mirror.csclub.uwaterloo.ca/linuxmint/stable/22/sha256sum.txt</text:p>
      <text:p text:style-name="Standard"/>
      <text:p text:style-name="Standard">🔧 Procedimiento paso a paso</text:p>
      <text:p text:style-name="Standard"/>
      <text:p text:style-name="Standard">1️⃣ Descarga y verificación <text:s/></text:p>
      <text:p text:style-name="Standard"><text:s text:c="2"/>a. Descargar la ISO desde el enlace oficial citado. <text:s/></text:p>
      <text:p text:style-name="Standard"><text:s text:c="2"/>b. (Opcional) Verificar SHA-256 contra `sha256sum.txt`.</text:p>
      <text:p text:style-name="Standard"/>
      <text:p text:style-name="Standard">2️⃣ Crear VM en VirtualBox <text:s/></text:p>
      <text:p text:style-name="Standard"><text:s text:c="2"/>a. Machine → New: <text:s/></text:p>
      <text:p text:style-name="Standard"><text:s text:c="5"/>• Name: `Mint22-curso` <text:s/></text:p>
      <text:p text:style-name="Standard"><text:s text:c="5"/>• Type: Linux <text:s/></text:p>
      <text:p text:style-name="Standard"><text:s text:c="5"/>• Version: Ubuntu (64-bit) → Next. <text:s/></text:p>
      <text:p text:style-name="Standard"><text:s text:c="2"/>b. Memory: 4096 MB → Next. <text:s/></text:p>
      <text:p text:style-name="Standard"><text:s text:c="2"/>c. Disco: Crear VDI → Dinámico → 30 GB → Crear. <text:s/></text:p>
      <text:p text:style-name="Standard"><text:s text:c="2"/>d. Settings → System → Processor: 2 CPUs. <text:s/></text:p>
      <text:p text:style-name="Standard"><text:s text:c="2"/>e. Settings → Display → Video Memory: 128 MB → Enable 3D Acceleration (opcional). <text:s/></text:p>
      <text:p text:style-name="Standard"><text:s text:c="2"/>f. Settings → Storage → Empty → “Choose a disk file …” → seleccionar ISO.</text:p>
      <text:p text:style-name="Standard"/>
      <text:p text:style-name="Standard">3️⃣ Arranque y comprobación en vivo <text:s/></text:p>
      <text:p text:style-name="Standard"><text:s text:c="2"/>a. Start → arrancará entorno Live. <text:s/></text:p>
      <text:p text:style-name="Standard"><text:s text:c="2"/>b. Idioma: Español → Enter. <text:s/></text:p>
      <text:p text:style-name="Standard"><text:s text:c="2"/>c. Escritorio Live: doble clic en “Install Linux Mint”.</text:p>
      <text:p text:style-name="Standard"/>
      <text:p text:style-name="Standard">4️⃣ Instalación <text:s/></text:p>
      <text:p text:style-name="Standard"><text:s text:c="2"/>1. Bienvenida → Español → Continuar. <text:s/></text:p>
      <text:p text:style-name="Standard"><text:s text:c="2"/>2. Teclado: Español (España) → Continuar. <text:s/></text:p>
      <text:p text:style-name="Standard"><text:s text:c="2"/>3. Códecs: marcar “Instalar software de terceros …” → Continuar. <text:s/></text:p>
      <text:p text:style-name="Standard"><text:s text:c="2"/>4. Tipo de instalación: <text:s/></text:p>
      <text:p text:style-name="Standard"><text:s text:c="5"/>• “Borrar disco e instalar Linux Mint” (uso completo del VDI) → Instalar ahora. <text:s/></text:p>
      <text:p text:style-name="Standard"><text:s text:c="2"/>5. Particiones: aceptar cambios → Continuar. <text:s/></text:p>
      <text:p text:style-name="Standard"><text:s text:c="2"/>6. Zona horaria: Madrid → Continuar. <text:s/></text:p>
      <text:p text:style-name="Standard"><text:s text:c="2"/>7. Datos de usuario: <text:s/></text:p>
      <text:p text:style-name="Standard"><text:s text:c="5"/>• Su nombre: `curso` <text:s/></text:p>
      <text:p text:style-name="Standard"><text:soft-page-break/><text:s text:c="5"/>• Nombre del equipo: `mint-curso` <text:s/></text:p>
      <text:p text:style-name="Standard"><text:s text:c="5"/>• Nombre de usuario: `curso` <text:s/></text:p>
      <text:p text:style-name="Standard"><text:s text:c="5"/>• Contraseña: `qwerty` <text:s/></text:p>
      <text:p text:style-name="Standard"><text:s text:c="5"/>• Confirmar: `qwerty` <text:s/></text:p>
      <text:p text:style-name="Standard"><text:s text:c="5"/>• Marcar “Requerir contraseña para iniciar sesión” → Continuar. <text:s/></text:p>
      <text:p text:style-name="Standard"><text:s text:c="2"/>8. Slideshow de instalación → esperar ~10 min. <text:s/></text:p>
      <text:p text:style-name="Standard"><text:s text:c="2"/>9. Mensaje “Installation complete” → Reiniciar ahora. <text:s/></text:p>
      <text:p text:style-name="Standard"><text:s/>10. Al apagarse, VirtualBox expulsará automáticamente el ISO (confirmar “Press Enter”).</text:p>
      <text:p text:style-name="Standard"/>
      <text:p text:style-name="Standard">5️⃣ Primer arranque <text:s/></text:p>
      <text:p text:style-name="Standard"><text:s text:c="2"/>• Pantalla de login → usuario `curso` → contraseña `qwerty` → Entrar. <text:s/></text:p>
      <text:p text:style-name="Standard"><text:s text:c="2"/>• Asistente de bienvenida → cerrar.</text:p>
      <text:p text:style-name="Standard"/>
      <text:p text:style-name="Standard">6️⃣ Post-instalación mínima <text:s/></text:p>
      <text:p text:style-name="Standard"><text:s text:c="2"/>a. Sistema → Administración → Driver Manager → aplicar drivers propietarios si aparecen. <text:s/></text:p>
      <text:p text:style-name="Standard"><text:s text:c="2"/>b. Sistema → Administración → Actualización → instalar paquetes pendientes → reiniciar si solicita. <text:s/></text:p>
      <text:p text:style-name="Standard"><text:s text:c="2"/>c. Dispositivos → Insert Guest Additions CD → ejecutar `sudo sh /media/curso/VBox_GAs_*/VBoxLinuxAdditions.run` → reiniciar. <text:s/></text:p>
      <text:p text:style-name="Standard"><text:s text:c="2"/>d. Machine → Take Snapshot → Name: `Mint22-curso-clean`.</text:p>
      <text:p text:style-name="Standard"/>
      <text:p text:style-name="Standard">✅ Criterios de salida <text:s/></text:p>
      <text:p text:style-name="Standard">• Linux Mint 22 Cinnamon ejecutándose en VirtualBox. <text:s/></text:p>
      <text:p text:style-name="Standard">• Usuario local `curso` con contraseña `qwerty`. <text:s/></text:p>
      <text:p text:style-name="Standard">• Sin cuentas en línea configuradas. <text:s/></text:p>
      <text:p text:style-name="Standard">• Guest Additions instalado y snapshot “clean” creado.</text:p>
      <text:p text:style-name="Standard"/>
      <text:p text:style-name="Standard">🔚 Fin del ejercici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9T23:56:27.468540173</meta:creation-date>
    <dc:date>2025-09-09T23:59:47.898855566</dc:date>
    <meta:editing-duration>PT3M20S</meta:editing-duration>
    <meta:editing-cycles>2</meta:editing-cycles>
    <meta:generator>LibreOffice/24.2.2.2$Linux_X86_64 LibreOffice_project/d56cc158d8a96260b836f100ef4b4ef25d6f1a01</meta:generator>
    <meta:print-date>2025-09-09T23:56:52.433700330</meta:print-date>
    <meta:printed-by>Archivos PDF</meta:printed-by>
    <meta:document-statistic meta:table-count="0" meta:image-count="0" meta:object-count="0" meta:page-count="2" meta:paragraph-count="64" meta:word-count="458" meta:character-count="3191" meta:non-whitespace-character-count="2587"/>
  </office:meta>
</office:document-meta>
</file>